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cationInfo.createNotification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tification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tificationInfo.addNotifType( String notif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tificationInfo.getNotif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ificationInfo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